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g_batch_collated_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8181818181818" calcext:value-type="float">
            <text:p>1.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2857142857143" calcext:value-type="float">
            <text:p>1.4285714285714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1428571428571" calcext:value-type="float">
            <text:p>1.714285714285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5555555555556" calcext:value-type="float">
            <text:p>1.5555555555555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125" calcext:value-type="float">
            <text:p>0.8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3076923076923" calcext:value-type="float">
            <text:p>1.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2222222222222" calcext:value-type="float">
            <text:p>1.2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1538461538462" calcext:value-type="float">
            <text:p>0.9615384615384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733333333333333" calcext:value-type="float">
            <text:p>0.7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3076923076923" calcext:value-type="float">
            <text:p>0.9230769230769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46153846153846" calcext:value-type="float">
            <text:p>0.84615384615384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41176470588235" calcext:value-type="float">
            <text:p>0.9411764705882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8333333333333" calcext:value-type="float">
            <text:p>1.08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75" calcext:value-type="float">
            <text:p>0.93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52941176470588" calcext:value-type="float">
            <text:p>0.8529411764705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8571428571429" calcext:value-type="float">
            <text:p>1.0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828571428571429" calcext:value-type="float">
            <text:p>0.8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03225806451613" calcext:value-type="float">
            <text:p>1.0322580645161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384615384615" calcext:value-type="float">
            <text:p>1.153846153846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3333333333333" calcext:value-type="float">
            <text:p>1.1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882352941176" calcext:value-type="float">
            <text:p>1.058823529411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4761904761905" calcext:value-type="float">
            <text:p>0.9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2222222222222" calcext:value-type="float">
            <text:p>1.022222222222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4761904761905" calcext:value-type="float">
            <text:p>1.047619047619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0952380952381" calcext:value-type="float">
            <text:p>0.8095238095238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1111111111111" calcext:value-type="float">
            <text:p>1.111111111111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03846153846154" calcext:value-type="float">
            <text:p>1.0384615384615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3793103448276" calcext:value-type="float">
            <text:p>1.137931034482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4285714285714" calcext:value-type="float">
            <text:p>1.142857142857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34782608695652" calcext:value-type="float">
            <text:p>1.3478260869565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G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1764705882353" calcext:value-type="float">
            <text:p>1.1176470588235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'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2T10:45:10.536661622</dc:date>
    <meta:editing-duration>PT11M56S</meta:editing-duration>
    <meta:editing-cycles>1</meta:editing-cycles>
    <meta:generator>LibreOffice/6.4.7.2$Linux_X86_64 LibreOffice_project/40$Build-2</meta:generator>
    <meta:document-statistic meta:table-count="1" meta:cell-count="1920" meta:object-count="0"/>
  </office:meta>
</office:document-meta>
</file>